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1.55cm" fo:min-width="12.6cm"/>
    </style:style>
    <style:style style:name="gr2" style:family="graphic" style:parent-style-name="standard">
      <style:graphic-properties draw:fill="solid" draw:fill-color="#bce4e5" draw:textarea-horizontal-align="justify" draw:textarea-vertical-align="middle" draw:auto-grow-height="false" fo:min-height="0.55cm" fo:min-width="2.2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top" draw:auto-grow-height="false" fo:min-height="4.05cm" fo:min-width="3.7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draw:marker-start="Circle" draw:marker-start-width="0.28cm" draw:marker-end="Diamond_20_unfilled" draw:marker-end-width="0.28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2.75cm" fo:min-width="18cm"/>
    </style:style>
    <style:style style:name="gr9" style:family="graphic" style:parent-style-name="standard">
      <style:graphic-properties draw:fill="none" draw:fill-color="#cfad72" draw:textarea-horizontal-align="justify" draw:textarea-vertical-align="middle" draw:auto-grow-height="false" fo:min-height="2.154cm" fo:min-width="1.904cm"/>
    </style:style>
    <style:style style:name="gr10" style:family="graphic" style:parent-style-name="standard">
      <style:graphic-properties draw:fill="solid" draw:fill-color="#cfad72" draw:textarea-horizontal-align="justify" draw:textarea-vertical-align="middle" draw:auto-grow-height="false" fo:min-height="2.154cm" fo:min-width="1.904cm"/>
    </style:style>
    <style:style style:name="gr11" style:family="graphic" style:parent-style-name="standard">
      <style:graphic-properties draw:fill="solid" draw:fill-color="#cfad72" draw:textarea-horizontal-align="justify" draw:textarea-vertical-align="middle" draw:auto-grow-height="false" fo:min-height="2.154cm" fo:min-width="1.904cm" draw:shadow="hidden"/>
    </style:style>
    <style:style style:name="co1" style:family="table-column">
      <style:table-column-properties style:column-width="2.5cm" style:use-optimal-column-width="false"/>
    </style:style>
    <style:style style:name="ro1" style:family="table-row">
      <style:table-row-properties style:row-height="0.8cm" style:use-optimal-row-height="false"/>
    </style:style>
    <style:style style:name="ce1" style:family="table-cell">
      <style:paragraph-properties fo:text-align="center"/>
      <style:text-properties fo:font-size="12pt" style:font-size-asian="18pt" style:font-size-complex="18pt"/>
    </style:style>
    <style:style style:name="ce2" style:family="table-cell">
      <style:text-properties fo:font-size="12pt" style:font-size-asian="18pt" style:font-size-complex="18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solid" draw:fill-color="#bce4e5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start"/>
      <style:text-properties fo:font-size="14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text-properties fo:font-size="12pt" style:font-size-asian="18pt" style:font-size-complex="18pt"/>
    </style:style>
    <style:style style:name="P9" style:family="paragraph"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cfad72"/>
      <style:paragraph-properties fo:text-align="center"/>
    </style:style>
    <style:style style:name="P13" style:family="paragraph">
      <loext:graphic-properties draw:fill="solid" draw:fill-color="#cfad72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1cm" svg:height="11.8cm" svg:x="1.335cm" svg:y="14.8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7cm" svg:height="0.8cm" svg:x="8.4cm" svg:y="1.7cm">
          <text:p text:style-name="P2">114 K Jones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7cm" svg:height="0.8cm" svg:x="8.4cm" svg:y="3.5cm">
          <text:p text:style-name="P2">135 F Brown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cm" svg:height="0.8cm" svg:x="4.1cm" svg:y="3.5cm">
          <text:p text:style-name="P2">103 M Ali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7cm" svg:height="0.8cm" svg:x="12.8cm" svg:y="3.5cm">
          <text:p text:style-name="P2">120 J Mbek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cm" svg:height="0.8cm" svg:x="4.1cm" svg:y="5.3cm">
          <text:p text:style-name="P2">143 A Jones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7cm" svg:height="0.8cm" svg:x="1.2cm" svg:y="5.3cm">
          <text:p text:style-name="P2">105 S McKay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7cm" svg:height="0.8cm" svg:x="7cm" svg:y="5.3cm">
          <text:p text:style-name="P2">125 T Ash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9.75cm" svg:y1="2.5cm" svg:x2="5.45cm" svg:y2="3.5cm" draw:start-shape="id1" draw:start-glue-point="2" draw:end-shape="id2" draw:end-glue-point="0" svg:d="M9750 2500v501h-2150v-2h-2150v501" svg:viewBox="0 0 4301 1001">
          <text:p/>
        </draw:connector>
        <draw:connector draw:style-name="gr3" draw:text-style-name="P2" draw:layer="layout" draw:line-skew="0.25cm" svg:x1="9.75cm" svg:y1="2.5cm" svg:x2="14.15cm" svg:y2="3.5cm" draw:end-shape="id3" draw:end-glue-point="0" svg:d="M9750 2500v500h4400v500" svg:viewBox="0 0 4401 1001">
          <text:p/>
        </draw:connector>
        <draw:connector draw:style-name="gr3" draw:text-style-name="P2" draw:layer="layout" svg:x1="9.75cm" svg:y1="2.5cm" svg:x2="9.75cm" svg:y2="3.5cm" draw:end-shape="id4" draw:end-glue-point="0" svg:d="M9750 2500v1000" svg:viewBox="0 0 1 1001">
          <text:p/>
        </draw:connector>
        <draw:connector draw:style-name="gr3" draw:text-style-name="P2" draw:layer="layout" draw:line-skew="0.25cm" svg:x1="5.45cm" svg:y1="4.3cm" svg:x2="2.55cm" svg:y2="5.3cm" draw:end-shape="id5" draw:end-glue-point="0" svg:d="M5450 4300v500h-2900v500" svg:viewBox="0 0 2901 1001">
          <text:p/>
        </draw:connector>
        <draw:connector draw:style-name="gr3" draw:text-style-name="P2" draw:layer="layout" draw:line-skew="0.25cm" svg:x1="5.45cm" svg:y1="4.3cm" svg:x2="8.35cm" svg:y2="5.3cm" draw:end-shape="id6" draw:end-glue-point="0" svg:d="M5450 4300v500h2900v500" svg:viewBox="0 0 2901 1001">
          <text:p/>
        </draw:connector>
        <draw:connector draw:style-name="gr3" draw:text-style-name="P2" draw:layer="layout" svg:x1="5.45cm" svg:y1="4.3cm" svg:x2="5.45cm" svg:y2="5.3cm" svg:d="M5450 4300v1000" svg:viewBox="0 0 1 1001">
          <text:p/>
        </draw:connector>
        <draw:connector draw:style-name="gr3" draw:text-style-name="P2" draw:layer="layout" draw:line-skew="0.25cm" svg:x1="14.15cm" svg:y1="4.3cm" svg:x2="11.25cm" svg:y2="5.3cm" svg:d="M14150 4300v500h-2900v500" svg:viewBox="0 0 2901 1001">
          <text:p/>
        </draw:connector>
        <draw:connector draw:style-name="gr3" draw:text-style-name="P2" draw:layer="layout" draw:line-skew="0.25cm" svg:x1="14.15cm" svg:y1="4.3cm" svg:x2="17.05cm" svg:y2="5.3cm" svg:d="M14150 4300v500h2900v500" svg:viewBox="0 0 2901 1001">
          <text:p/>
        </draw:connector>
        <draw:connector draw:style-name="gr3" draw:text-style-name="P2" draw:layer="layout" svg:x1="14.15cm" svg:y1="4.3cm" svg:x2="14.15cm" svg:y2="5.3cm" svg:d="M14150 4300v1000" svg:viewBox="0 0 1 1001">
          <text:p/>
        </draw:connector>
        <draw:frame draw:style-name="gr4" draw:text-style-name="P4" draw:layer="layout" svg:width="1.471cm" svg:height="0.725cm" svg:x="13.5cm" svg:y="5.3cm">
          <draw:text-box>
            <text:p><text:span text:style-name="T1">Et</text:span><text:span text:style-name="T1">c..</text:span><text:span text:style-name="T1">.</text:span></text:p>
          </draw:text-box>
        </draw:frame>
        <draw:custom-shape draw:style-name="gr5" draw:text-style-name="P6" draw:layer="layout" svg:width="4.2cm" svg:height="4.3cm" svg:x="2cm" svg:y="7.1cm">
          <text:p text:style-name="P5"><text:span text:style-name="T2">Employees</text:span></text:p>
          <text:p text:style-name="P5"><text:span text:style-name="T2"># id <text:s text:c="12"/>int</text:span></text:p>
          <text:p text:style-name="P5"><text:span text:style-name="T2">* <text:s/>name <text:s text:c="5"/>text</text:span></text:p>
          <text:p text:style-name="P5"><text:span text:style-name="T2"><text:s text:c="3"/></text:span><text:span text:style-name="T2">manager int</text:span></text:p>
          <text:p text:style-name="P5"><text:span text:style-name="T2"><text:s text:c="3"/></text:span><text:span text:style-name="T2">etc...</text:span></text:p>
          <draw:enhanced-geometry svg:viewBox="0 0 21600 21600" draw:type="rectangle" draw:enhanced-path="M 0 0 L 21600 0 21600 21600 0 21600 0 0 Z N"/>
        </draw:custom-shape>
        <draw:circle draw:style-name="gr6" draw:text-style-name="P7" draw:layer="layout" svg:width="3cm" svg:height="3cm" svg:x="4.691cm" svg:y="9.798cm" draw:kind="arc" draw:start-angle="186.16" draw:end-angle="87.25">
          <text:p/>
        </draw:circle>
        <draw:frame draw:style-name="standard" draw:layer="layout" svg:width="9.999cm" svg:height="6.399cm" svg:x="9.108cm" svg:y="7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 table:style-name="ce1">
                <text:p text:style-name="P2">id</text:p>
              </table:table-cell>
              <table:table-cell>
                <text:p text:style-name="P8">name</text:p>
              </table:table-cell>
              <table:table-cell>
                <text:p text:style-name="P8">manager</text:p>
              </table:table-cell>
              <table:table-cell>
                <text:p text:style-name="P8">etc...</text:p>
              </table:table-cell>
            </table:table-row>
            <table:table-row table:style-name="ro1" table:default-cell-style-name="gray2">
              <table:table-cell>
                <text:p text:style-name="P8">103</text:p>
              </table:table-cell>
              <table:table-cell>
                <text:p text:style-name="P8">M Ali</text:p>
              </table:table-cell>
              <table:table-cell>
                <text:p text:style-name="P8">114</text:p>
              </table:table-cell>
              <table:table-cell/>
            </table:table-row>
            <table:table-row table:style-name="ro1" table:default-cell-style-name="gray1">
              <table:table-cell>
                <text:p text:style-name="P8">105</text:p>
              </table:table-cell>
              <table:table-cell>
                <text:p text:style-name="P8">S McKay</text:p>
              </table:table-cell>
              <table:table-cell>
                <text:p text:style-name="P8">103</text:p>
              </table:table-cell>
              <table:table-cell/>
            </table:table-row>
            <table:table-row table:style-name="ro1" table:default-cell-style-name="gray2">
              <table:table-cell>
                <text:p text:style-name="P8">114</text:p>
              </table:table-cell>
              <table:table-cell>
                <text:p text:style-name="P8">K Jones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 text:style-name="P8">120</text:p>
              </table:table-cell>
              <table:table-cell>
                <text:p text:style-name="P8">J Mbeka</text:p>
              </table:table-cell>
              <table:table-cell>
                <text:p text:style-name="P8">114</text:p>
              </table:table-cell>
              <table:table-cell/>
            </table:table-row>
            <table:table-row table:style-name="ro1" table:default-cell-style-name="gray2">
              <table:table-cell>
                <text:p text:style-name="P8">125</text:p>
              </table:table-cell>
              <table:table-cell>
                <text:p text:style-name="P8">T Ash</text:p>
              </table:table-cell>
              <table:table-cell>
                <text:p text:style-name="P8">103</text:p>
              </table:table-cell>
              <table:table-cell/>
            </table:table-row>
            <table:table-row table:style-name="ro1" table:default-cell-style-name="gray1">
              <table:table-cell>
                <text:p text:style-name="P8">135</text:p>
              </table:table-cell>
              <table:table-cell>
                <text:p text:style-name="P8">F Brown</text:p>
              </table:table-cell>
              <table:table-cell>
                <text:p text:style-name="P8">114</text:p>
              </table:table-cell>
              <table:table-cell/>
            </table:table-row>
            <table:table-row table:style-name="ro1" table:default-cell-style-name="ce2">
              <table:table-cell>
                <text:p text:style-name="P8"><text:span text:style-name="T1">143</text:span></text:p>
              </table:table-cell>
              <table:table-cell>
                <text:p text:style-name="P8">A Jones</text:p>
              </table:table-cell>
              <table:table-cell>
                <text:p text:style-name="P8">103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frame draw:style-name="gr7" draw:text-style-name="P10" draw:layer="layout" svg:width="2.94cm" svg:height="0.802cm" svg:x="9.2cm" svg:y="6.4cm">
          <draw:text-box>
            <text:p text:style-name="P9">Employees</text:p>
          </draw:text-box>
        </draw:frame>
        <draw:custom-shape draw:style-name="gr8" draw:text-style-name="P11" draw:layer="layout" svg:width="18.5cm" svg:height="13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.4cm" svg:height="3.4cm" svg:x="1.7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3.4cm" svg:height="3.4cm" svg:x="3.701cm" svg:y="1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0" draw:text-style-name="P13" draw:layer="layout" svg:width="3.4cm" svg:height="3.4cm" svg:x="8.501cm" svg:y="15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3.4cm" svg:height="3.4cm" svg:x="10.502cm" svg:y="15.2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" draw:text-style-name="P10" draw:layer="layout" svg:width="2.085cm" svg:height="0.802cm" svg:x="10.1cm" svg:y="16.498cm">
            <draw:text-box>
              <text:p text:style-name="P9">UNION</text:p>
            </draw:text-box>
          </draw:frame>
        </draw:g>
        <draw:custom-shape draw:style-name="gr9" draw:text-style-name="P12" draw:layer="layout" svg:width="3.4cm" svg:height="3.4cm" svg:x="8.501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3.4cm" svg:height="3.4cm" svg:x="10.502cm" svg:y="1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3" draw:layer="layout" svg:width="1.399cm" svg:height="2.749cm" svg:x="10.503cm" svg:y="19.328cm" svg:viewBox="0 0 1400 2750" svg:d="M1400 1375c0 298-79 591-228 850-119 207-281 385-473 525-191-139-352-318-471-524-149-259-228-552-228-850 0-299 79-592 228-851 119-207 281-385 473-525 191 139 352 318 471 524 149 259 228 552 228 851z">
          <text:p/>
        </draw:path>
        <draw:custom-shape draw:style-name="gr9" draw:text-style-name="P12" draw:layer="layout" svg:width="3.4cm" svg:height="3.4cm" svg:x="8.501cm" svg:y="2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3.4cm" svg:height="3.4cm" svg:x="10.502cm" svg:y="2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3" draw:layer="layout" svg:width="2.701cm" svg:height="3.4cm" svg:x="8.502cm" svg:y="22.802cm" svg:viewBox="0 0 2702 3401" svg:d="M2229 851c-149 259-228 552-228 851 0 298 79 591 228 850 119 206 280 385 471 524-48 35-98 67-149 97-259 149-552 228-850 228-299 0-592-79-851-228-258-149-473-364-622-622-149-259-228-552-228-850 0-299 79-592 228-851 149-258 364-473 622-622 259-149 552-228 850-228 299 0 592 79 851 228 52 30 102 63 151 98-192 140-354 318-473 525z">
          <text:p/>
        </draw:path>
        <draw:frame draw:style-name="gr7" draw:text-style-name="P10" draw:layer="layout" svg:width="3.283cm" svg:height="0.802cm" svg:x="9.6cm" svg:y="20.298cm">
          <draw:text-box>
            <text:p text:style-name="P9">INTERSECT</text:p>
          </draw:text-box>
        </draw:frame>
        <draw:frame draw:style-name="gr7" draw:text-style-name="P10" draw:layer="layout" svg:width="2.462cm" svg:height="0.802cm" svg:x="10cm" svg:y="24.098cm">
          <draw:text-box>
            <text:p text:style-name="P9">EXCEP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0:21:04.848787496</meta:creation-date>
    <dc:date>2020-10-19T18:34:21.558829777</dc:date>
    <meta:editing-duration>PT3M59S</meta:editing-duration>
    <meta:editing-cycles>3</meta:editing-cycles>
    <meta:generator>LibreOffice/6.4.6.2$Linux_X86_64 LibreOffice_project/40$Build-2</meta:generator>
    <meta:document-statistic meta:object-count="38"/>
  </office:meta>
</office:document-meta>
</file>